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acodeleser auf farbigem Papier te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Nachricht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Hilfe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Über un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Öffentliche New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CSV-Datei einer Liste exportieren</text:p>
          </table:table-cell>
          <table:table-cell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CSV-Dateien aller Listen exportieren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Atom Feed für neu registrierte und neu abgeschlossene Listen</text:p>
          </table:table-cell>
          <table:table-cell/>
        </table:table-row>
        <table:table-row table:style-name="ro2">
          <table:table-cell/>
          <table:table-cell office:value-type="string">
            <text:p>Atom Feed für neue Benutzer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Change im Profil um das Avatar zu ändern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/>
          <table:table-cell office:value-type="string">
            <text:p>CSS-Styles löschen wegen IE Problem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 office:value-type="string">
            <text:p>Amand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2T20:36:19</dc:date>
    <dc:creator>Pierre Sugar</dc:creator>
    <meta:editing-duration>P11DT4H12M9S</meta:editing-duration>
    <meta:editing-cycles>32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6" meta:object-count="0"/>
  </office:meta>
</office:document-meta>
</file>